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584f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7ef14" officeooo:paragraph-rsid="0047ef1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e469c" officeooo:paragraph-rsid="00464033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482350" officeooo:paragraph-rsid="00482350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d584f" officeooo:paragraph-rsid="00464033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d584f" officeooo:paragraph-rsid="00464033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e469c" officeooo:paragraph-rsid="00464033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82350" officeooo:paragraph-rsid="00482350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7ef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08bcf"/>
    </style:style>
    <style:style style:name="T9" style:family="text">
      <style:text-properties officeooo:rsid="0023d791"/>
    </style:style>
    <style:style style:name="T10" style:family="text">
      <style:text-properties officeooo:rsid="001e59c2"/>
    </style:style>
    <style:style style:name="T11" style:family="text">
      <style:text-properties officeooo:rsid="0048b3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 </text:span>: <text:span text:style-name="T1">Découvrir par soi-même l’égalité énoncée par le théorème de Pythagore</text:span></text:p>
      <text:h text:style-name="Heading_20_1" text:outline-level="1">Déroulé</text:h>
      <text:p text:style-name="P4"/>
      <text:p text:style-name="P4">Rendu de la première évaluation.<text:span text:style-name="T7"> La correction sera faite la séance suivante pour garder du temps pour l’activité de découverte du théorème de Pythagore.</text:span></text:p>
      <text:p text:style-name="P4"/>
      <text:p text:style-name="P4">Correction du TaF<text:span text:style-name="T7"> : exercices 53 et 65 de la feuille sur les nombres relatifs</text:span></text:p>
      <text:p text:style-name="P3"/>
      <text:p text:style-name="P4">Activité : découverte du théorème de Pythagore</text:p>
      <text:p text:style-name="P3">Matériel</text:p>
      <text:list xml:id="list1939302119" text:style-name="L1">
        <text:list-item>
          <text:p text:style-name="P7">feuille A3 à carreaux <text:span text:style-name="T8">(prendre le feuillet au centre de son cahier)</text:span></text:p>
        </text:list-item>
        <text:list-item>
          <text:p text:style-name="P7">Règle <text:span text:style-name="T9">et</text:span> équerre</text:p>
        </text:list-item>
        <text:list-item>
          <text:p text:style-name="P7"><text:span text:style-name="T9">Ciseaux et </text:span><text:span text:style-name="T8">3</text:span> crayons de couleur</text:p>
        </text:list-item>
      </text:list>
      <text:p text:style-name="P3">C<text:span text:style-name="T5">onsignes</text:span></text:p>
      <text:list xml:id="list423944853" text:style-name="L2">
        <text:list-item>
          <text:p text:style-name="P8">Tracer un triangle rectangle ABC rectangle en A au milieu de la feuille.</text:p>
        </text:list-item>
        <text:list-item>
          <text:p text:style-name="P8">En utilisant les trois côtés du triangle ABC, tracer trois carrés, de côtés <text:span text:style-name="T10">de longueurs </text:span>AB ; AC et BC.</text:p>
        </text:list-item>
        <text:list-item>
          <text:p text:style-name="P8">Colorier chaque carrés d’une couleur différente.</text:p>
        </text:list-item>
        <text:list-item>
          <text:p text:style-name="P8">En faisant quelques découpages, vérifier que le plus grand des carrés peut être recouvert par les deux carrés les plus petits.</text:p>
        </text:list-item>
        <text:list-item>
          <text:p text:style-name="P9">Quelle égalité traduit cette superposition ?</text:p>
        </text:list-item>
      </text:list>
      <text:p text:style-name="P5"/>
      <text:p text:style-name="P6"><text:span text:style-name="T6">Cours :</text:span> A partir de leurs observations, énoncé du théorème de Pythagore</text:p>
      <text:p text:style-name="P6">SI un triangle ABC est rectangle en A,</text:p>
      <text:p text:style-name="P6">ALORS AB² + AC² = BC²</text:p>
      <text:p text:style-name="P10"/>
      <text:p text:style-name="P6"><text:span text:style-name="T6">TaF</text:span> : exercices 14 et 17 p. 254 pour s’entrainer à énoncer le théorème dans différentes situations ; sans avoir besoin de mener de calcul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8b320"/>
    </style:style>
    <style:style style:name="MT6" style:family="text">
      <style:text-properties officeooo:rsid="0047ef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5">P</text:span><text:span text:style-name="MT1">ythagore</text:span><text:tab/><text:span text:style-name="MT3">Séance 1 </text:span><text:span text:style-name="MT5">(2h)</text:span><text:span text:style-name="MT3"> - </text:span><text:span text:style-name="MT6">18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05:39.941864985</dc:date>
    <meta:editing-duration>PT19H3M3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9" meta:character-count="1217" meta:non-whitespace-character-count="1028"/>
  </office:meta>
</office:document-meta>
</file>